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M Sans" svg:font-family="'DM Sans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e1873"/>
    </style:style>
    <style:style style:name="T1" style:family="text">
      <style:text-properties fo:font-variant="normal" fo:text-transform="none" fo:color="#555a8f" loext:opacity="100%" style:font-name="DM Sans" fo:font-size="12pt" fo:letter-spacing="normal" fo:font-style="normal" fo:font-weight="bold"/>
    </style:style>
    <style:style style:name="T2" style:family="text">
      <style:text-properties fo:font-variant="normal" fo:text-transform="none" fo:color="#555a8f" loext:opacity="100%" style:font-name="DM Sans" fo:font-size="12pt" fo:letter-spacing="normal" fo:font-style="normal" fo:font-weight="bold" officeooo:rsid="001e1873"/>
    </style:style>
    <style:style style:name="T3" style:family="text">
      <style:text-properties officeooo:rsid="001e187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>1. </text:span><text:span text:style-name="T1">Get me the IP address of a particular domain (guvi.in) </text:span><text:span text:style-name="T2">=</text:span>104.26.4.88<text:line-break/><text:span text:style-name="T3">2.</text:span><text:span text:style-name="T1">How do I find the CPU/memory usage of my server</text:span><text:span text:style-name="T2">=htop command</text:span></text:p>
      <text:p text:style-name="P1"><text:span text:style-name="T2">3.ping command Test the connectivity between 2 node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M Sans" svg:font-family="'DM Sans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4T13:04:40.669620715</meta:creation-date>
    <dc:date>2023-12-14T13:09:21.120646817</dc:date>
    <meta:editing-duration>PT4M41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1" meta:paragraph-count="2" meta:word-count="31" meta:character-count="186" meta:non-whitespace-character-count="157"/>
  </office:meta>
</office:document-meta>
</file>